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Sawasdee" svg:font-family="Sawasdee"/>
  </office:font-face-decls>
  <office:automatic-styles>
    <style:style style:name="T1" style:family="text">
      <style:text-properties style:font-name="Sawasdee" fo:background-color="transparent"/>
    </style:style>
    <style:style style:name="T2" style:family="text">
      <style:text-properties style:font-name="Sawasdee" fo:font-weight="bold" fo:background-color="#c0c0c0"/>
    </style:style>
    <style:style style:name="T3" style:family="text">
      <style:text-properties style:font-name="Sawasdee" fo:font-weight="normal" fo:background-color="#c0c0c0"/>
    </style:style>
    <style:style style:name="T4" style:family="text">
      <style:text-properties style:font-name="Sawasdee" fo:font-weight="normal" fo:background-color="transparent"/>
    </style:style>
    <style:style style:name="T5" style:family="text">
      <style:text-properties style:font-name="Sawasdee" fo:font-style="italic" fo:font-weight="normal" fo:background-color="#c0c0c0"/>
    </style:style>
    <style:style style:name="T6" style:family="text">
      <style:text-properties style:font-name="Sawasdee" fo:font-weight="normal"/>
    </style:style>
    <style:style style:name="T7" style:family="text">
      <style:text-properties style:font-name="Sawasdee" fo:font-weight="bold" fo:background-color="transparent"/>
    </style:style>
    <style:style style:name="T8" style:family="text">
      <style:text-properties style:font-name="Sawasdee"/>
    </style:style>
    <style:style style:name="T9" style:family="text">
      <style:text-properties style:font-name="Sawasdee" fo:font-style="italic"/>
    </style:style>
    <style:style style:name="T10" style:family="text">
      <style:text-properties style:font-name="Sawasdee" fo:font-style="italic" fo:font-weight="normal" fo:background-color="transparent"/>
    </style:style>
    <style:style style:name="P2" style:family="paragraph" style:parent-style-name="Normal">
      <style:paragraph-properties fo:text-align="justify"/>
    </style:style>
    <style:style style:name="P3" style:family="paragraph" style:parent-style-name="Normal">
      <style:paragraph-properties fo:text-align="center"/>
    </style:style>
    <style:style style:name="P4" style:family="paragraph" style:parent-style-name="Normal">
      <style:paragraph-properties fo:text-align="justify" fo:background-color="#c0c0c0"/>
      <style:text-properties fo:background-color="#c0c0c0"/>
    </style:style>
    <style:style style:name="P5" style:family="paragraph" style:parent-style-name="Normal">
      <style:paragraph-properties fo:text-align="center" fo:background-color="#c0c0c0"/>
      <style:text-properties fo:background-color="#c0c0c0"/>
    </style:style>
    <style:style style:name="P6" style:family="paragraph" style:parent-style-name="Normal">
      <style:paragraph-properties fo:text-align="justify" fo:background-color="#c0c0c0"/>
      <style:text-properties fo:color="#000000" style:font-name="Sawasdee" fo:font-size="12pt" fo:language="fr" fo:country="FR" fo:font-weight="normal" fo:background-color="#c0c0c0"/>
    </style:style>
    <style:style style:name="P1" style:family="paragraph" style:parent-style-name="Normal">
      <style:paragraph-properties fo:text-align="left"/>
    </style:style>
    <style:style style:name="Sect1" style:family="section"/>
    <style:page-layout style:name="PLayout2">
      <style:page-layout-properties fo:margin-top="1.270000cm" fo:margin-bottom="1.270000cm" fo:margin-left="1.0000in" fo:margin-right="1.0000in"/>
      <style:header-style>
        <style:header-footer-properties svg:height="2.663444cm"/>
      </style:head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2.663444cm"/>
      </style:header-style>
    </style:page-layout>
  </office:automatic-styles>
  <office:body>
    <office:text>
      <text:section text:style-name="Sect1" text:name="Section1">
        <text:p text:style-name="P1"/>
        <text:p text:style-name="P2"><text:span text:style-name="T1">Importation d’une fonction présente dans une librairie :</text:span></text:p>
        <text:p text:style-name="P2"><text:span text:style-name="T2">from</text:span><text:span text:style-name="T3"> Module </text:span><text:span text:style-name="T2">import </text:span><text:span text:style-name="T3">fonction</text:span></text:p>
        <text:p text:style-name="P2"/>
        <text:p text:style-name="P2"><text:span text:style-name="T4">Définition d’une nouvelle fonction :</text:span></text:p>
        <text:p text:style-name="P2"><text:span text:style-name="T2">def</text:span><text:span text:style-name="T3"> NomDeLaFonction</text:span><text:span text:style-name="T2">(</text:span><text:span text:style-name="T3">Paramètres</text:span><text:span text:style-name="T2">) :</text:span></text:p>
        <text:p text:style-name="P2"><text:span text:style-name="T2"><text:tab/></text:span><text:span text:style-name="T5">Instruction1</text:span></text:p>
        <text:p text:style-name="P2"><text:span text:style-name="T5"><text:tab/>Instruction2</text:span></text:p>
        <text:p text:style-name="P2"><text:span text:style-name="T5"><text:tab/>...</text:span></text:p>
        <text:p text:style-name="P2"><text:span text:style-name="T5"><text:tab/>Dernière instruction</text:span></text:p>
        <text:p text:style-name="P2"/>
        <text:p text:style-name="P2"><text:span text:style-name="T6">Commentaire en Python :</text:span></text:p>
        <text:p text:style-name="P2"><text:span text:style-name="T3"># Commentaire ligne</text:span></text:p>
        <text:p text:style-name="P2"><text:span text:style-name="T3">‘’‘ <text:s text:c="3"/></text:span></text:p>
        <text:p text:style-name="P2"><text:span text:style-name="T3"> <text:s text:c="2"/>Commentaire multiligne</text:span></text:p>
        <text:p text:style-name="P2"><text:span text:style-name="T3"> <text:s text:c="2"/>‘’‘</text:span></text:p>
        <text:p text:style-name="P2"/>
        <text:p text:style-name="P2"><text:span text:style-name="T6">Il existe différent type de variable, et celui-ci est défini au moment de l’affectation de la variable :</text:span></text:p>
        <text:p text:style-name="P2"><text:span text:style-name="T2">#valeur = affectation</text:span></text:p>
        <text:p text:style-name="P2"><text:span text:style-name="T3">nbr </text:span><text:span text:style-name="T2">=</text:span><text:span text:style-name="T3"> 3</text:span></text:p>
        <text:p text:style-name="P2"><text:span text:style-name="T3">nbr </text:span><text:span text:style-name="T2">= </text:span><text:span text:style-name="T3">2 * nbr + 1</text:span></text:p>
        <text:p text:style-name="P2"/>
        <text:p text:style-name="P2"><text:span text:style-name="T4">Les différents types sont :</text:span></text:p>
        <text:p text:style-name="P2"><text:span text:style-name="T3">type(nbr)</text:span></text:p>
        <text:p text:style-name="P2"><text:span text:style-name="T3"># retourne class ‘int’</text:span></text:p>
        <text:p text:style-name="P2"><text:span text:style-name="T3">type(pi)</text:span></text:p>
        <text:p text:style-name="P2"><text:span text:style-name="T3">#retourne class ‘float’</text:span></text:p>
        <text:p text:style-name="P2"><text:span text:style-name="T3">#etc.</text:span></text:p>
        <text:p text:style-name="P2"/>
        <text:p text:style-name="P2"><text:span text:style-name="T4">Incrémentation :</text:span></text:p>
        <text:p text:style-name="P2"><text:span text:style-name="T3">nbr = 2</text:span></text:p>
        <text:p text:style-name="P2"><text:span text:style-name="T3">nbr += 1</text:span></text:p>
        <text:p text:style-name="P2"><text:span text:style-name="T3">#équivalent à :</text:span></text:p>
        <text:p text:style-name="P2"><text:span text:style-name="T3">nbr = nbr + 1</text:span></text:p>
        <text:p text:style-name="P2"/>
        <text:p text:style-name="P2"><text:span text:style-name="T4">Affichage à l’écran :</text:span></text:p>
        <text:p text:style-name="P2"><text:span text:style-name="T3">abc = ‘Bonjour’</text:span></text:p>
        <text:p text:style-name="P2"><text:span text:style-name="T3">print(abc)</text:span></text:p>
        <text:p text:style-name="P2"><text:span text:style-name="T3"># retourne ‘Bonjour’</text:span></text:p>
        <text:p text:style-name="P2"/>
        <text:p text:style-name="P2"><text:span text:style-name="T4">Calcul des premiers termes de la suite de Fibonnacci :</text:span></text:p>
        <text:p text:style-name="P2"><text:span text:style-name="T3">u, v = 0, 1 ; print(u,v)</text:span></text:p>
        <text:p text:style-name="P2"><text:span text:style-name="T3"># retourne 0 1</text:span></text:p>
        <text:p text:style-name="P2"><text:span text:style-name="T3">u, v = u+v, u+2v ; print(u,v)</text:span></text:p>
        <text:p text:style-name="P2"><text:span text:style-name="T3"># retourne 1 2</text:span></text:p>
        <text:p text:style-name="P2"/>
        <text:p text:style-name="P2"><text:span text:style-name="T4">Histoire de jongler avec des variables :</text:span></text:p>
        <text:p text:style-name="P2"><text:span text:style-name="T3">a,b = 1,2</text:span></text:p>
        <text:p text:style-name="P2"><text:span text:style-name="T3">print(a,b)</text:span></text:p>
        <text:p text:style-name="P2"><text:span text:style-name="T3">#retoune 1 2</text:span></text:p>
        <text:p text:style-name="P2"><text:span text:style-name="T3">a,b = b,a</text:span></text:p>
        <text:p text:style-name="P2"><text:span text:style-name="T3">print(a,b)</text:span></text:p>
        <text:p text:style-name="P2"><text:span text:style-name="T3">#retourne 2 1ku-</text:span></text:p>
        <text:p text:style-name="P2"><text:span text:style-name="T3">a = b = a</text:span></text:p>
        <text:p text:style-name="P2"><text:span text:style-name="T3"># équivalent à :</text:span></text:p>
        <text:p text:style-name="P2"><text:span text:style-name="T3">a = b ; b = a</text:span></text:p>
        <text:p text:style-name="P2"><text:span text:style-name="T3">print(a,b)</text:span></text:p>
        <text:p text:style-name="P2"><text:span text:style-name="T3"># retourne 2 2</text:span></text:p>
        <text:p text:style-name="P2"/>
        <text:p text:style-name="P3"><text:span text:style-name="T7">(Page 41)</text:span></text:p>
        <text:p text:style-name="P3"/>
        <text:p text:style-name="P2"><text:span text:style-name="T4">Demander une donnée à l’utilisateur :</text:span></text:p>
        <text:p text:style-name="P4"><text:span text:style-name="T3">quest = input(‘waiting text’)</text:span></text:p>
        <text:p text:style-name="P2"/>
        <text:p text:style-name="P2"><text:span text:style-name="T4">Les données de type booléenne :</text:span></text:p>
        <text:p text:style-name="P4"><text:span text:style-name="T3">a = True</text:span></text:p>
        <text:p text:style-name="P4"><text:span text:style-name="T3">b = False</text:span></text:p>
        <text:p text:style-name="P4"><text:span text:style-name="T3">a or b ; a and b ; not(a) ; not(b)</text:span></text:p>
        <text:p text:style-name="P4"/>
        <text:p text:style-name="P4"><text:span text:style-name="T1">Comparaison entre des variables mathématiques.</text:span></text:p>
        <text:p text:style-name="P4"/>
        <text:p text:style-name="P4"><text:span text:style-name="T1">Structure de contrôle :</text:span></text:p>
        <text:p text:style-name="P4"><text:span text:style-name="T8">#structure de test</text:span></text:p>
        <text:p text:style-name="P4"><text:span text:style-name="T8">if ... [elseif] ... [else]</text:span></text:p>
        <text:p text:style-name="P4"><text:span text:style-name="T8">#structure de boucle</text:span></text:p>
        <text:p text:style-name="P4"><text:span text:style-name="T8">while</text:span></text:p>
        <text:p text:style-name="P4"><text:span text:style-name="T8">for</text:span></text:p>
        <text:p text:style-name="P4"/>
        <text:p text:style-name="P4"><text:span text:style-name="T8">#Boucle while</text:span></text:p>
        <text:p text:style-name="P4"><text:span text:style-name="T8">while </text:span><text:span text:style-name="T9">condition : </text:span></text:p>
        <text:p text:style-name="P4"><text:span text:style-name="T9"><text:tab/>... instruction1</text:span></text:p>
        <text:p text:style-name="P4"><text:span text:style-name="T9"><text:tab/>... instruction2</text:span></text:p>
        <text:p text:style-name="P4"><text:span text:style-name="T9"><text:tab/>...</text:span></text:p>
        <text:p text:style-name="P4"><text:span text:style-name="T9"><text:tab/>... Dernière instruction</text:span></text:p>
        <text:p text:style-name="P4"/>
        <text:p text:style-name="P5"><text:span text:style-name="T7">(Page 66/115)</text:span></text:p>
        <text:p text:style-name="P5"/>
        <text:p text:style-name="P4"><text:span text:style-name="T4">Retourner la longueur d’une chaîne de caractères :</text:span></text:p>
        <text:p text:style-name="P4"><text:span text:style-name="T3">len(‘string’) # retourne 6</text:span></text:p>
        <text:p text:style-name="P4"/>
        <text:p text:style-name="P4"><text:span text:style-name="T4">Somme des termes d’une liste :</text:span></text:p>
        <text:p text:style-name="P4"><text:span text:style-name="T3">sum(list)</text:span></text:p>
        <text:p text:style-name="P4"/>
        <text:p text:style-name="P4"><text:span text:style-name="T4">Vérifier l’appartenance d’un terme à une liste :</text:span></text:p>
        <text:p text:style-name="P4"><text:span text:style-name="T3">‘terme’ in list</text:span></text:p>
        <text:p text:style-name="P4"/>
        <text:p text:style-name="P4"><text:span text:style-name="T4">Créer une liste facilement :</text:span></text:p>
        <text:p text:style-name="P4"><text:span text:style-name="T3">list(range( x , y , z )) # avec x lignes, y colonnes, et z pour le pas</text:span></text:p>
        <text:p text:style-name="P4"/>
        <text:p text:style-name="P4"><text:span text:style-name="T4">Créer une boucle for :</text:span></text:p>
        <text:p text:style-name="P4"><text:span text:style-name="T3">for i in list(range(0,10)) :</text:span></text:p>
        <text:p text:style-name="P4"><text:span text:style-name="T3"><text:tab/>print( ‘Bonjour borgne ’ + str(i) )</text:span></text:p>
        <text:p text:style-name="P4"/>
        <text:p text:style-name="P4"><text:span text:style-name="T4">La méthode </text:span><text:span text:style-name="T10">append</text:span><text:span text:style-name="T4"> pour les liste, elle permet d’ajouter un objet à la fin de la liste :</text:span></text:p>
        <text:p text:style-name="P4"><text:span text:style-name="T3">list.append(‘terme a ajouter’)</text:span></text:p>
        <text:p text:style-name="P4"/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wasdee" svg:font-family="Sawasdee"/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style style:name="T1" style:family="text">
      <style:text-properties fo:font-size="18pt"/>
    </style:style>
    <style:style style:name="T2" style:family="text">
      <style:text-properties fo:font-size="16pt"/>
    </style:style>
    <style:style style:name="P1" style:family="paragraph">
      <style:paragraph-properties fo:text-align="center"/>
    </style:style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  <style:header-style>
        <style:header-footer-properties svg:height="2.663444cm"/>
      </style:header-style>
    </style:page-layout>
  </office:automatic-styles>
  <office:master-styles>
    <style:master-page style:name="Standard" style:page-layout-name="Standard">
      <style:header>
        <text:p text:style-name="P1"><text:span text:style-name="T1">Info</text:span></text:p>
        <text:p text:style-name="P1"><text:span text:style-name="T2">Cours 1</text:span></text:p>
        <text:p text:style-name="P1"><text:span text:style-name="T2">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